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Gehirn</text:p>
          </table:table-cell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Cave Mom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Entsalzt</text:p>
          </table:table-cell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ntsalz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Freund aus Townsbur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sportliche Affär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Unser kleines Farmh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Frinkensteins Mons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Cave Mom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Ein Mops kam in die Kü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Rest ist für Sie</text:p>
          </table:table-cell>
          <table:table-cell/>
        </table:table-row>
        <table:table-row table:style-name="ro2" table:number-rows-repeated="104777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8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.00.0000</text:date>, <text:time style:data-style-name="N2" text:time-value="14:18:37.1926567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06-09-16T14:57:30</meta:creation-date>
    <dc:date>2025-04-05T14:19:11.331068000</dc:date>
    <meta:editing-cycles>496</meta:editing-cycles>
    <meta:editing-duration>PT21H1M35S</meta:editing-duration>
    <meta:document-statistic meta:table-count="2" meta:cell-count="1932" meta:object-count="0"/>
    <meta:user-defined meta:name="Info 1"/>
    <meta:user-defined meta:name="Info 2"/>
    <meta:user-defined meta:name="Info 3"/>
    <meta:user-defined meta:name="Info 4"/>
  </office:meta>
</office:document-meta>
</file>